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520000017D2B9B046443A2DA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3" svg:font-family="'Lohit Devanagari'"/>
    <style:font-face style:name="Times New Roman" svg:font-family="'Times New Roman'"/>
    <style:font-face style:name="Liberation Serif1" svg:font-family="'Liberation Serif'" style:font-adornments="Regular" style:font-family-generic="roman"/>
    <style:font-face style:name="Arial2" svg:font-family="Arial" style:font-pitch="variable"/>
    <style:font-face style:name="Lohit Devanagari" svg:font-family="'Lohit Devanagari'" style:font-pitch="variable"/>
    <style:font-face style:name="Noto Serif CJK SC" svg:font-family="'Noto Serif CJK SC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Table3" style:family="table">
      <style:table-properties style:width="6.6715in" fo:margin-left="0.0097in" table:align="left" fo:background-color="transparent">
        <style:background-image/>
      </style:table-properties>
    </style:style>
    <style:style style:name="Table3.A" style:family="table-column">
      <style:table-column-properties style:column-width="2.2854in"/>
    </style:style>
    <style:style style:name="Table3.B" style:family="table-column">
      <style:table-column-properties style:column-width="0.7514in"/>
    </style:style>
    <style:style style:name="Table3.C" style:family="table-column">
      <style:table-column-properties style:column-width="0.7285in"/>
    </style:style>
    <style:style style:name="Table3.D" style:family="table-column">
      <style:table-column-properties style:column-width="1.0444in"/>
    </style:style>
    <style:style style:name="Table3.E" style:family="table-column">
      <style:table-column-properties style:column-width="0.4917in"/>
    </style:style>
    <style:style style:name="Table3.F" style:family="table-column">
      <style:table-column-properties style:column-width="1.3701in"/>
    </style:style>
    <style:style style:name="Table3.1" style:family="table-row">
      <style:table-row-properties fo:background-color="#b2b2b2">
        <style:background-image/>
      </style:table-row-properties>
    </style:style>
    <style:style style:name="Table3.A1" style:family="table-cell">
      <style:table-cell-properties fo:background-color="#b2b2b2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F1" style:family="table-cell">
      <style:table-cell-properties fo:background-color="#b2b2b2" fo:padding="0.0201in" fo:border="0.05pt solid #000000" style:writing-mode="page">
        <style:background-image/>
      </style:table-cell-properties>
    </style:style>
    <style:style style:name="Table3.2" style:family="table-row"/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3" style:family="table-row">
      <style:table-row-properties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3" style:family="table-cell">
      <style:table-cell-properties fo:background-color="#b2b2b2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F3" style:family="table-cell">
      <style:table-cell-properties fo:background-color="#b2b2b2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799in" fo:margin-left="0.0097in" table:align="left" fo:background-color="transparent">
        <style:background-image/>
      </style:table-properties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5625in"/>
    </style:style>
    <style:style style:name="Table1.D" style:family="table-column">
      <style:table-column-properties style:column-width="1.367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2" style:family="table-row">
      <style:table-row-properties style:min-row-height="0.4in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4472in" fo:background-color="transparent">
        <style:background-image/>
      </style:table-row-properties>
    </style:style>
    <style:style style:name="Table1.A4" style:family="table-cell">
      <style:table-cell-properties style:vertical-align="bottom"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bottom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7.5pt" officeooo:paragraph-rsid="000b6921" style:font-size-asian="17.5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.5pt" officeooo:paragraph-rsid="000b6921" style:font-size-asian="13.5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Liberation Serif" fo:font-size="12pt" officeooo:rsid="000c00ca" officeooo:paragraph-rsid="000b692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641bc" officeooo:paragraph-rsid="000b6921"/>
    </style:style>
    <style:style style:name="P6" style:family="paragraph" style:parent-style-name="Standard">
      <style:text-properties style:font-name="Liberation Serif" officeooo:rsid="001641bc" officeooo:paragraph-rsid="000b6921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officeooo:paragraph-rsid="000b6921" style:font-size-asian="10pt" style:font-size-complex="10pt"/>
    </style:style>
    <style:style style:name="P8" style:family="paragraph" style:parent-style-name="Standard">
      <style:text-properties style:font-name="Liberation Serif" fo:font-size="10pt" officeooo:rsid="001d7382" officeooo:paragraph-rsid="00190eeb" style:font-size-asian="10pt" style:font-size-complex="10pt"/>
    </style:style>
    <style:style style:name="P9" style:family="paragraph" style:parent-style-name="Standard">
      <style:text-properties style:font-name="Liberation Serif" fo:font-size="10pt" officeooo:rsid="001d7382" officeooo:paragraph-rsid="00279606" style:font-size-asian="10pt" style:font-size-complex="10pt"/>
    </style:style>
    <style:style style:name="P10" style:family="paragraph" style:parent-style-name="Standard">
      <style:text-properties style:font-name="Liberation Serif" fo:font-size="10pt" officeooo:rsid="001ef384" officeooo:paragraph-rsid="00190ee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paragraph-rsid="000b6921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rsid="005277fd" officeooo:paragraph-rsid="00166bd8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0pt" fo:font-weight="bold" officeooo:rsid="005dc0c6" officeooo:paragraph-rsid="00190eeb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Serif" fo:font-size="10pt" fo:font-weight="bold" officeooo:paragraph-rsid="000b692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61b1d" officeooo:paragraph-rsid="00190ee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cf12b" officeooo:paragraph-rsid="00290e82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Serif" officeooo:paragraph-rsid="000b6921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4d101b" officeooo:paragraph-rsid="00190eeb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paragraph-rsid="000b6921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bold" officeooo:rsid="0081f3dd" officeooo:paragraph-rsid="000b6921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81f3dd" officeooo:paragraph-rsid="000b6921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2edff0" officeooo:paragraph-rsid="000b6921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bold" officeooo:rsid="002edff0" officeooo:paragraph-rsid="000b6921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166bd8" officeooo:paragraph-rsid="00166bd8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Standard">
      <style:text-properties officeooo:paragraph-rsid="00190eeb"/>
    </style:style>
    <style:style style:name="P26" style:family="paragraph" style:parent-style-name="Table_20_Contents">
      <style:text-properties style:font-name="Liberation Serif" fo:font-size="10pt" fo:font-weight="bold" officeooo:rsid="0088abda" officeooo:paragraph-rsid="000b692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officeooo:paragraph-rsid="00190eeb" style:font-size-asian="10pt" style:font-size-complex="10pt"/>
    </style:style>
    <style:style style:name="P28" style:family="paragraph" style:parent-style-name="Standard">
      <style:paragraph-properties fo:break-before="page"/>
      <style:text-properties style:font-name="Liberation Serif" fo:font-size="10pt" officeooo:rsid="000c00ca" officeooo:paragraph-rsid="000b6921" style:font-size-asian="10pt" style:font-size-complex="10pt"/>
    </style:style>
    <style:style style:name="P29" style:family="paragraph">
      <style:paragraph-properties fo:text-align="start"/>
      <style:text-properties fo:color="#000000" style:font-name="Liberation Serif1" fo:font-size="10pt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erif" fo:font-size="10pt" style:font-size-asian="10pt" style:font-size-complex="10pt"/>
    </style:style>
    <style:style style:name="P32" style:family="paragraph">
      <loext:graphic-properties draw:fill="none" draw:fill-color="#ffffff"/>
      <style:paragraph-properties style:writing-mode="lr-tb"/>
      <style:text-properties fo:color="#000000" style:font-name="Liberation Serif" fo:font-size="10pt" style:font-name-asian="Arial1" style:font-size-asian="10pt" style:font-name-complex="Arial1" style:font-size-complex="10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c9211e" style:font-name="Liberation Serif" fo:font-size="10pt" fo:font-weight="normal" style:font-size-asian="10pt" style:font-weight-asian="normal" style:font-size-complex="10pt" style:font-weight-complex="normal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 style:writing-mode="lr-tb"/>
      <style:text-properties style:font-name="Liberation Serif" fo:background-color="#ffff00"/>
    </style:style>
    <style:style style:name="P37" style:family="paragraph">
      <style:paragraph-properties fo:line-height="100%"/>
    </style:style>
    <style:style style:name="P38" style:family="paragraph">
      <loext:graphic-properties draw:fill="none" draw:fill-color="#ffffff"/>
      <style:paragraph-properties fo:text-align="start" style:writing-mode="lr-tb"/>
      <style:text-properties style:font-name="Liberation Serif" fo:font-size="10pt" fo:background-color="#ffff00" style:font-size-asian="10pt" style:font-size-complex="10pt"/>
    </style:style>
    <style:style style:name="P39" style:family="paragraph">
      <loext:graphic-properties draw:fill="none" draw:fill-color="#ffffff"/>
      <style:paragraph-properties fo:text-align="start" style:writing-mode="lr-tb"/>
      <style:text-properties style:font-name="Liberation Serif" fo:font-size="10pt" style:font-size-asian="10pt" style:font-size-complex="10pt"/>
    </style:style>
    <style:style style:name="T1" style:family="text">
      <style:text-properties officeooo:rsid="00675ab7"/>
    </style:style>
    <style:style style:name="T2" style:family="text">
      <style:text-properties officeooo:rsid="004d101b"/>
    </style:style>
    <style:style style:name="T3" style:family="text">
      <style:text-properties officeooo:rsid="000b6921"/>
    </style:style>
    <style:style style:name="T4" style:family="text">
      <style:text-properties officeooo:rsid="000d231b"/>
    </style:style>
    <style:style style:name="T5" style:family="text">
      <style:text-properties style:use-window-font-color="true" officeooo:rsid="002edff0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officeooo:rsid="0031673d" fo:background-color="transparent" loext:char-shading-value="0" style:font-name-asian="Times New Roman" style:font-name-complex="Times New Roman"/>
    </style:style>
    <style:style style:name="T7" style:family="text">
      <style:text-properties officeooo:rsid="00338b7a"/>
    </style:style>
    <style:style style:name="T8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erif" fo:font-size="10pt" style:font-size-asian="10pt" style:font-size-complex="10pt"/>
    </style:style>
    <style:style style:name="T10" style:family="text">
      <style:text-properties style:font-name="Liberation Serif" fo:font-size="10pt" fo:background-color="transparent" style:font-size-asian="10pt" style:font-size-complex="10pt"/>
    </style:style>
    <style:style style:name="T11" style:family="text">
      <style:text-properties fo:color="#000000" style:font-name="Liberation Serif" fo:font-size="10pt" style:font-name-asian="Arial1" style:font-size-asian="10pt" style:font-name-complex="Arial1" style:font-size-complex="10pt"/>
    </style:style>
    <style:style style:name="T12" style:family="text">
      <style:text-properties fo:color="#c9211e" style:font-name="Liberation Seri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c9211e" style:font-name="Liberation Serif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0000" style:font-name="Liberation Serif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5" style:family="text">
      <style:text-properties style:font-name="Liberation Serif" fo:font-size="10pt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Liberation Serif" fo:font-size="10pt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/>
    </style:style>
    <style:style style:name="gr3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16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4654in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vertical-align="top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VOB/B" form:control-implementation="ooo:com.sun.star.form.component.RadioButton" xml:id="control1" form:id="control1" form:label="VOB/B" form:tab-stop="true" form:tab-index="1" form:visual-effect="flat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OB/L" form:control-implementation="ooo:com.sun.star.form.component.RadioButton" xml:id="control2" form:id="control2" form:label="VOB/L" form:selected="true" form:tab-stop="true" form:tab-index="2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Zeitvertrag" form:control-implementation="ooo:com.sun.star.form.component.CheckBox" xml:id="control3" form:id="control3" form:label="Zeitvertrag" form:tab-index="3" form:input-required="false" form: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avarie" form:control-implementation="ooo:com.sun.star.form.component.CheckBox" xml:id="control4" form:id="control4" form:label="Havarie" form:tab-index="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Landeshaup<text:span text:style-name="T4">t</text:span>stadt Magdeburg – 3<text:span text:style-name="T7">9</text:span>090 Magdeburg</text:p>
      <text:p text:style-name="P4"><draw:frame text:anchor-type="paragraph" draw:z-index="2" draw:name="Textrahmen 1_0" draw:style-name="gr13" draw:text-style-name="P31" svg:width="3.8689in" svg:height="0.8406in" svg:x="0.0102in" svg:y="0.1366in"><draw:text-box><text:p><text:span text:style-name="T16">{supplier_name}</text:span><text:span text:style-name="T16"><text:line-break/></text:span><text:span text:style-name="T16">{supplier_address}</text:span><text:span text:style-name="T16"><text:line-break/></text:span><text:span text:style-name="T16">{supplier_postcode} {supplier_town}</text:span><text:span text:style-name="T16"><text:line-break/></text:span><text:span text:style-name="T16">{supplier_country}</text:span></text:p></draw:text-box></draw:frame><draw:frame text:anchor-type="paragraph" draw:z-index="3" draw:name="Textrahmen 2_0" draw:style-name="gr12" draw:text-style-name="P39" svg:width="2.6142in" svg:height="0.6252in" svg:x="4.0299in" svg:y="0.0874in"><draw:text-box><text:p text:style-name="P35"><text:span text:style-name="T15">Fachbereich Schule und Sport</text:span></text:p><text:p text:style-name="P35"><text:span text:style-name="T16">G.-Hauptmann-Str. 24-26</text:span></text:p><text:p text:style-name="P35"><text:span text:style-name="T16">39108 Magdeburg</text:span></text:p></draw:text-box></draw:frame></text:p>
      <text:p text:style-name="P4"/>
      <text:p text:style-name="P17"/>
      <text:p text:style-name="P6"/>
      <text:p text:style-name="P6"><draw:frame text:anchor-type="char" draw:z-index="4" draw:name="Textrahmen 4_0" draw:style-name="gr11" draw:text-style-name="P38" svg:width="2.8685in" svg:height="0.5441in" svg:x="4.011in" svg:y="0.0457in"><draw:text-box><text:p text:style-name="P35"><text:span text:style-name="T10">Bearbeitet durch / E-MAIL</text:span></text:p><text:p><text:span text:style-name="T11">{sender}</text:span></text:p><text:p><text:span text:style-name="T11">{sender_email}</text:span></text:p></draw:text-box></draw:frame></text:p>
      <text:p text:style-name="P6"/>
      <text:p text:style-name="P6"/>
      <text:p text:style-name="P6"><draw:g text:anchor-type="char" draw:z-index="5" draw:name="DrawObject3_0" draw:style-name="gr9"><draw:frame draw:name="Textrahmen 3_1" draw:style-name="gr10" draw:text-style-name="P36" svg:width="1.4252in" svg:height="0.4657in" svg:x="3.9827in" svg:y="0.098in"><draw:text-box><text:p text:style-name="P35"><text:span text:style-name="T10">Telefon</text:span></text:p><text:p text:style-name="P35"><text:span text:style-name="T10">{sender_phone}</text:span></text:p></draw:text-box></draw:frame><draw:frame draw:name="Textrahmen 5_1" draw:style-name="gr10" draw:text-style-name="P38" svg:width="1.4252in" svg:height="0.4657in" svg:x="5.4925in" svg:y="0.128in"><draw:text-box><text:p text:style-name="P35"><text:span text:style-name="T10">Auftragsdatum</text:span></text:p><text:p text:style-name="P37"><text:span text:style-name="T14">{date_order}</text:span></text:p></draw:text-box></draw:frame></draw:g><draw:frame text:anchor-type="char" draw:z-index="7" draw:name="Textrahmen 7_0" draw:style-name="gr7" draw:text-style-name="P32" svg:width="2.1421in" svg:height="0.4803in" svg:x="0.0299in" svg:y="0.102in"><draw:text-box><text:p><text:span text:style-name="T11">HH-J | KST / FB | lfd. Nr. <text:s text:c="3"/></text:span></text:p><text:p><text:span text:style-name="T11">{num_order}</text:span></text:p></draw:text-box></draw:frame></text:p>
      <text:p text:style-name="P6"/>
      <text:p text:style-name="P6"/>
      <text:p text:style-name="P6"/>
      <text:p text:style-name="P6"><draw:g text:anchor-type="paragraph" draw:z-index="15" draw:name="DrawObject4_0" draw:style-name="gr1"><draw:control draw:name="Steuerelement 4_0" draw:style-name="gr2" draw:text-style-name="P29" svg:width="1.174in" svg:height="0.2205in" svg:x="1.7161in" svg:y="0.1646in" draw:control="control3"/><draw:control draw:name="Steuerelement 5_0" draw:style-name="gr2" draw:text-style-name="P29" svg:width="1.1496in" svg:height="0.2185in" svg:x="2.9114in" svg:y="0.1654in" draw:control="control4"/></draw:g><draw:frame text:anchor-type="paragraph" draw:z-index="14" draw:name="Textrahmen 8_0" draw:style-name="gr3" draw:text-style-name="P30" svg:width="1.3213in" svg:height="0.2079in" svg:x="0.0299in" svg:y="-0.1075in"><draw:text-box><text:p><text:span text:style-name="T8">Auftrag nach:</text:span></text:p></draw:text-box></draw:frame><draw:frame text:anchor-type="char" draw:z-index="6" draw:name="Textrahmen 6_0" draw:style-name="gr8" draw:text-style-name="P34" svg:width="2.8496in" svg:height="0.335in" svg:x="3.9728in" svg:y="0.0484in"><draw:text-box><text:p text:style-name="P33"><text:span text:style-name="T12">RECHNUNG AN </text:span></text:p><text:p text:style-name="P33"><text:span text:style-name="T13">rechnung@kas.magdeburg.de</text:span></text:p></draw:text-box></draw:frame></text:p>
      <text:p text:style-name="P6"><draw:control text:anchor-type="as-char" draw:z-index="0" draw:name="Steuerelement 2_0" draw:style-name="gr14" draw:text-style-name="P29" svg:width="0.7953in" svg:height="0.2661in" draw:control="control1"/><draw:control text:anchor-type="as-char" draw:z-index="1" draw:name="Steuerelement 3_0" draw:style-name="gr14" draw:text-style-name="P29" svg:width="0.7953in" svg:height="0.2661in" draw:control="control2"/></text:p>
      <text:p text:style-name="P6"><draw:frame text:anchor-type="char" draw:z-index="9" draw:name="Textrahmen 10_1" draw:style-name="gr6" draw:text-style-name="P31" svg:width="2.0768in" svg:height="0.4169in" svg:x="1.5126in" svg:y="0.1854in"><draw:text-box><text:p><text:span text:style-name="T9">Sachkonto / Investitions-Nr.</text:span></text:p><text:p><text:span text:style-name="T10">{budgettypes_name}</text:span></text:p></draw:text-box></draw:frame><draw:frame text:anchor-type="char" draw:z-index="8" draw:name="Textrahmen 9_1" draw:style-name="gr6" draw:text-style-name="P31" svg:width="1.5571in" svg:height="0.4169in" svg:x="0.0299in" svg:y="0.1854in"><draw:text-box><text:p><text:span text:style-name="T9">KST</text:span></text:p><text:p><text:span text:style-name="T10">{kost_stelle}</text:span></text:p></draw:text-box></draw:frame></text:p>
      <text:p text:style-name="P6"/>
      <text:p text:style-name="P6"><draw:frame text:anchor-type="char" draw:z-index="10" draw:name="Textrahmen 11_0" draw:style-name="gr5" draw:text-style-name="P31" svg:width="6.5386in" svg:height="0.2453in" svg:x="0.0299in" svg:y="0.261in"><draw:text-box><text:p><text:span text:style-name="T9">Maßnahme: </text:span><text:span text:style-name="T9"><text:tab/></text:span><text:span text:style-name="T9"><text:tab/></text:span><text:span text:style-name="T10">{order_name}</text:span></text:p></draw:text-box></draw:frame></text:p>
      <text:p text:style-name="P6"/>
      <text:p text:style-name="P6"><draw:frame text:anchor-type="char" draw:z-index="12" draw:name="Textrahmen 13_0" draw:style-name="gr5" draw:text-style-name="P31" svg:width="6.5386in" svg:height="0.2453in" svg:x="0.0299in" svg:y="0.1217in"><draw:text-box><text:p><text:span text:style-name="T9">Objekt:</text:span><text:span text:style-name="T9"><text:tab/></text:span><text:span text:style-name="T9"> </text:span><text:span text:style-name="T9"><text:tab/></text:span><text:span text:style-name="T9"><text:tab/></text:span><text:span text:style-name="T9">{entity_name}</text:span></text:p></draw:text-box></draw:frame></text:p>
      <text:p text:style-name="P6"><draw:frame text:anchor-type="char" draw:z-index="11" draw:name="Textrahmen 12_0" draw:style-name="gr5" draw:text-style-name="P31" svg:width="6.5386in" svg:height="0.2453in" svg:x="0.0299in" svg:y="0.2047in"><draw:text-box><text:p><text:span text:style-name="T9">Lieferanschrift: </text:span><text:span text:style-name="T9"><text:tab/></text:span><text:span text:style-name="T9"><text:tab/></text:span><text:span text:style-name="T9">{entity_address}, {entity_postcode}, {entity_town}</text:span></text:p></draw:text-box></draw:frame></text:p>
      <text:p text:style-name="P6"/>
      <text:p text:style-name="P6"><draw:frame text:anchor-type="char" draw:z-index="13" draw:name="Textrahmen 14_0" draw:style-name="gr4" draw:text-style-name="P31" svg:width="3.9157in" svg:height="0.2835in" svg:x="0.0299in" svg:y="0.1228in"><draw:text-box><text:p><text:span text:style-name="T9">Wir erteilen Ihnen </text:span><text:span text:style-name="T9">hiermit den Auftrag von: </text:span></text:p></draw:text-box></draw:frame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3">Beschreibung</text:p>
          </table:table-cell>
          <table:table-cell table:style-name="Table3.A1" office:value-type="string">
            <text:p text:style-name="P24">Typ</text:p>
          </table:table-cell>
          <table:table-cell table:style-name="Table3.A1" office:value-type="string">
            <text:p text:style-name="P22">Referenz</text:p>
          </table:table-cell>
          <table:table-cell table:style-name="Table3.A1" office:value-type="string">
            <text:p text:style-name="P14"><text:span text:style-name="T5">EP </text:span><text:span text:style-name="T6">Netto</text:span></text:p>
          </table:table-cell>
          <table:table-cell table:style-name="Table3.A1" office:value-type="string">
            <text:p text:style-name="P20">Menge</text:p>
          </table:table-cell>
          <table:table-cell table:style-name="Table3.F1" office:value-type="string">
            <text:p text:style-name="P26">GP Netto</text:p>
          </table:table-cell>
        </table:table-row>
        <table:table-row table:style-name="Table3.2">
          <table:table-cell table:style-name="Table3.A2" office:value-type="string">
            <text:p text:style-name="P11">[!-- BEGIN row.articles --]{titleArticle}</text:p>
          </table:table-cell>
          <table:table-cell table:style-name="Table3.B2" office:value-type="string">
            <text:p text:style-name="P12">{typArticle}</text:p>
          </table:table-cell>
          <table:table-cell table:style-name="Table3.C2" office:value-type="string">
            <text:p text:style-name="P7">{refArticle}</text:p>
          </table:table-cell>
          <table:table-cell table:style-name="Table3.D2" office:value-type="string">
            <text:p text:style-name="P7">{HTPriceArticle}</text:p>
          </table:table-cell>
          <table:table-cell table:style-name="Table3.E2" office:value-type="string">
            <text:p text:style-name="P7">{nbA}</text:p>
          </table:table-cell>
          <table:table-cell table:style-name="Table3.F2" office:value-type="string">
            <text:p text:style-name="P7">{HTPriceTotalArticle}<text:line-break/>[!-- END row.articles --]</text:p>
          </table:table-cell>
        </table:table-row>
        <table:table-row table:style-name="Table3.3">
          <table:table-cell table:style-name="Table3.A3" office:value-type="string">
            <text:p text:style-name="P11"/>
          </table:table-cell>
          <table:table-cell table:style-name="Table3.B3" office:value-type="string">
            <text:p text:style-name="P7"/>
          </table:table-cell>
          <table:table-cell table:style-name="Table3.C3" office:value-type="string">
            <text:p text:style-name="P7"/>
          </table:table-cell>
          <table:table-cell table:style-name="Table3.D3" table:number-columns-spanned="2" office:value-type="string">
            <text:p text:style-name="P21">Gesamt Bruttopreis</text:p>
          </table:table-cell>
          <table:covered-table-cell/>
          <table:table-cell table:style-name="Table3.F3" office:value-type="string">
            <text:p text:style-name="P19">{totalttc}{title_money}</text:p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Line94657518303744">
          <table:table-cell table:style-name="Table1.A1" table:number-columns-spanned="2" office:value-type="string">
            <text:p text:style-name="P15">Mittel stehen haushaltsrechtlich zur Verfügung:</text:p>
          </table:table-cell>
          <table:covered-table-cell/>
          <table:table-cell table:style-name="Table1.C1" table:number-columns-spanned="2" office:value-type="string">
            <text:p text:style-name="P16">In Provekon erfasst: 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8">Datum:</text:p>
          </table:table-cell>
          <table:table-cell table:style-name="Table1.A2" office:value-type="string">
            <text:p text:style-name="P8">……………………………………………...</text:p>
          </table:table-cell>
          <table:table-cell table:style-name="Table1.A2" office:value-type="string">
            <text:p text:style-name="P8">Datum:</text:p>
          </table:table-cell>
          <table:table-cell table:style-name="Table1.D2" office:value-type="string">
            <text:p text:style-name="P8">………………………..</text:p>
          </table:table-cell>
        </table:table-row>
        <table:table-row table:style-name="Table1.2">
          <table:table-cell table:style-name="Table1.A2" office:value-type="string">
            <text:p text:style-name="P8">Unterschrift: </text:p>
          </table:table-cell>
          <table:table-cell table:style-name="Table1.A2" office:value-type="string">
            <text:p text:style-name="P9">………………………………………………</text:p>
          </table:table-cell>
          <table:table-cell table:style-name="Table1.A2" office:value-type="string">
            <text:p text:style-name="P10">Unterschrift:</text:p>
          </table:table-cell>
          <table:table-cell table:style-name="Table1.D2" office:value-type="string">
            <text:p text:style-name="P8">………………………..</text:p>
          </table:table-cell>
        </table:table-row>
        <table:table-row table:style-name="Table1.4">
          <table:table-cell table:style-name="Table1.A4" office:value-type="string">
            <text:p text:style-name="P13">i.A.</text:p>
          </table:table-cell>
          <table:table-cell table:style-name="Table1.B4" table:number-columns-spanned="3" office:value-type="string">
            <text:p text:style-name="P27">…………………………………………………………………………………………………...</text:p>
          </table:table-cell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3" svg:font-family="'Lohit Devanagari'"/>
    <style:font-face style:name="Times New Roman" svg:font-family="'Times New Roman'"/>
    <style:font-face style:name="Liberation Serif1" svg:font-family="'Liberation Serif'" style:font-adornments="Regular" style:font-family-generic="roman"/>
    <style:font-face style:name="Arial2" svg:font-family="Arial" style:font-pitch="variable"/>
    <style:font-face style:name="Lohit Devanagari" svg:font-family="'Lohit Devanagari'" style:font-pitch="variable"/>
    <style:font-face style:name="Noto Serif CJK SC" svg:font-family="'Noto Serif CJK SC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7.5pt" officeooo:paragraph-rsid="000b6921" style:font-size-asian="17.5pt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.5pt" officeooo:paragraph-rsid="000b6921" style:font-size-asian="13.5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675ab7"/>
    </style:style>
    <style:style style:name="MT2" style:family="text">
      <style:text-properties officeooo:rsid="004d101b"/>
    </style:style>
    <style:style style:name="MT3" style:family="text">
      <style:text-properties officeooo:rsid="000b692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Landeshauptstadt Magdeburg<draw:frame draw:style-name="Mfr1" draw:name="Image2" text:anchor-type="char" svg:x="4.8252in" svg:y="-0.6217in" svg:width="1.0728in" svg:height="1.2091in" draw:z-index="16"><draw:image xlink:href="Pictures/10000000000001520000017D2B9B046443A2DA5A.png" xlink:type="simple" xlink:show="embed" xlink:actuate="onLoad" loext:mime-type="image/png"/></draw:frame>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>
      <style:footer>
        <text:p text:style-name="MP3"><text:page-number text:select-page="current">1</text:page-number><text:s/><text:span text:style-name="MT3">von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6:46:35.557670418</meta:creation-date>
    <dc:date>2022-07-18T16:56:27.287363568</dc:date>
    <meta:editing-duration>PT22M58S</meta:editing-duration>
    <meta:editing-cycles>43</meta:editing-cycles>
    <meta:generator>LibreOffice/6.4.7.2$Linux_X86_64 LibreOffice_project/40$Build-2</meta:generator>
    <meta:document-statistic meta:table-count="2" meta:image-count="1" meta:object-count="0" meta:page-count="1" meta:paragraph-count="31" meta:word-count="55" meta:character-count="545" meta:non-whitespace-character-count="503"/>
  </office:meta>
</office:document-meta>
</file>